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2" style:family="table">
      <style:table-properties style:width="19.001cm" fo:break-before="auto" fo:break-after="auto" table:align="margins"/>
    </style:style>
    <style:style style:name="Таблица2.A" style:family="table-column">
      <style:table-column-properties style:column-width="3.127cm" style:rel-column-width="10788*"/>
    </style:style>
    <style:style style:name="Таблица2.B" style:family="table-column">
      <style:table-column-properties style:column-width="15.873cm" style:rel-column-width="54747*"/>
    </style:style>
    <style:style style:name="Таблица2.A1" style:family="table-cell">
      <style:table-cell-properties style:vertical-align="bottom" fo:padding="0.101cm" fo:border="none"/>
    </style:style>
    <style:style style:name="Таблица2.B1" style:family="table-cell">
      <style:table-cell-properties fo:padding="0.101cm" fo:border="none"/>
    </style:style>
    <style:style style:name="Таблица2.A2" style:family="table-cell">
      <style:table-cell-properties style:vertical-align="" fo:padding="0.101cm" fo:border="none"/>
    </style:style>
    <style:style style:name="Таблица2.A4" style:family="table-cell">
      <style:table-cell-properties style:vertical-align="" fo:padding="0.101cm" fo:border-left="none" fo:border-right="none" fo:border-top="none" fo:border-bottom="0.002cm solid #000000"/>
    </style:style>
    <style:style style:name="Таблица2.B4" style:family="table-cell">
      <style:table-cell-properties fo:padding="0.101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4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Text_20_body">
      <style:text-properties style:font-name="Cambria"/>
    </style:style>
    <style:style style:name="P4" style:family="paragraph" style:parent-style-name="Text_20_body">
      <style:text-properties style:font-name="Cambria" fo:language="en" fo:country="US"/>
    </style:style>
    <style:style style:name="P5" style:family="paragraph" style:parent-style-name="Text_20_body">
      <style:text-properties style:font-name="Cambria" fo:language="en" fo:country="US" fo:font-style="normal" style:font-style-asian="normal" style:font-style-complex="normal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10" style:family="paragraph" style:parent-style-name="Heading_20_1">
      <style:text-properties style:font-name="Cambria"/>
    </style:style>
    <style:style style:name="T1" style:family="text">
      <style:text-properties style:font-name="Times New Roman" fo:font-size="14pt" fo:language="ru" fo:country="RU" style:font-size-asian="14pt" style:font-size-complex="14pt"/>
    </style:style>
    <style:style style:name="T2" style:family="text">
      <style:text-properties style:font-name="Times New Roman" fo:font-size="14pt" fo:language="en" fo:country="US" style:font-size-asian="14pt" style:font-size-complex="14pt"/>
    </style:style>
    <style:style style:name="T3" style:family="text">
      <style:text-properties style:font-name-asian="Times New Roman2" style:font-name-complex="Times New Roman2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name-asian="Times New Roman2" style:font-weight-asian="bold" style:font-name-complex="Times New Roman2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fo:language="ru" fo:country="RU" style:font-size-asian="14pt" style:font-size-complex="14pt"/>
    </style:style>
    <style:style style:name="T8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language="ru" fo:country="RU"/>
    </style:style>
    <style:style style:name="T11" style:family="text">
      <style:text-properties style:font-name="Cambria"/>
    </style:style>
    <style:style style:name="T12" style:family="text">
      <style:text-properties style:font-name="Cambria" style:font-name-asian="Times New Roman2" style:font-name-complex="Times New Roman2"/>
    </style:style>
    <style:style style:name="T13" style:family="text">
      <style:text-properties style:font-name="Cambria" fo:font-size="14pt" fo:language="ru" fo:country="RU" style:font-size-asian="14pt" style:font-size-complex="14pt"/>
    </style:style>
    <style:style style:name="fr1" style:family="graphic" style:parent-style-name="Graphics">
      <style:graphic-properties style:vertical-pos="top" style:vertical-rel="text" style:horizontal-pos="center" style:horizontal-rel="paragraph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8"><draw:frame draw:style-name="fr1" draw:name="Графический объект2" text:anchor-type="as-char" svg:width="0.981cm" svg:height="0.711cm" draw:z-index="0"><draw:image xlink:href="../../odt/images/3050.png" xlink:type="simple" xlink:show="embed" xlink:actuate="onLoad"/></draw:frame></text:p>
          </table:table-cell>
          <table:table-cell table:style-name="Таблица2.B1" office:value-type="string">
            <text:h text:style-name="P10" text:outline-level="1">Запись по условию</text:h>
          </table:table-cell>
        </table:table-row>
        <table:table-row>
          <table:table-cell table:style-name="Таблица2.A2" office:value-type="string">
            <text:p text:style-name="P9">в палитре</text:p>
          </table:table-cell>
          <table:table-cell table:style-name="Таблица2.B1" office:value-type="string">
            <text:p text:style-name="P4">| <text:span text:style-name="T10">векторизован </text:span>| C-<text:span text:style-name="T10">код </text:span>|</text:p>
          </table:table-cell>
        </table:table-row>
        <table:table-row>
          <table:table-cell table:style-name="Таблица2.A1" office:value-type="string">
            <text:p text:style-name="P8"><draw:frame draw:style-name="fr2" draw:name="Графический объект3" text:anchor-type="as-char" svg:width="2.409cm" svg:height="1.161cm" draw:z-index="1"><draw:image xlink:href="../../odt/images/3050_in_scheme.png" xlink:type="simple" xlink:show="embed" xlink:actuate="onLoad"/></draw:frame></text:p>
          </table:table-cell>
          <table:table-cell table:style-name="Таблица2.B1" office:value-type="string">
            <text:p text:style-name="P3"/>
          </table:table-cell>
        </table:table-row>
        <table:table-row>
          <table:table-cell table:style-name="Таблица2.A4" office:value-type="string">
            <text:p text:style-name="P9">на схеме</text:p>
          </table:table-cell>
          <table:table-cell table:style-name="Таблица2.B4" office:value-type="string">
            <text:p text:style-name="P3"/>
          </table:table-cell>
        </table:table-row>
        <table:table-row>
          <table:table-cell table:style-name="Таблица2.B1" table:number-columns-spanned="2" office:value-type="string">
            <text:p text:style-name="P3"><text:span text:style-name="T7">На выход блока передаются входные значения </text:span><text:span text:style-name="T9">(</text:span><text:span text:style-name="T7">со входа </text:span><text:span text:style-name="T9">X)</text:span><text:span text:style-name="T7">, если выполняется условие (если есть логический сигнал на входе IF), иначе на выход передаются сигналы, заданные в свойстве блока.</text:span></text:p>
            <text:p text:style-name="P2"><text:span text:style-name="T11">Блок </text:span><text:span text:style-name="T12">представляет</text:span><text:span text:style-name="T11"> собой субмодель (сборку), внутри которой содержится блок </text:span><text:span text:style-name="T13">типа </text:span><text:a xlink:type="simple" xlink:href="../../odt/85.htm#Графический%20объект1%7Cgraphic" text:style-name="Internet_20_link" text:visited-style-name="Visited_20_Internet_20_Link"><text:span text:style-name="T11">«Ключ-3»</text:span></text:a><text:span text:style-name="T13">.</text:span><text:span text:style-name="T11">. Для того чтобы посмотреть структуру блока – нажмите правой кнопкой «Действия» &gt; «Войти в субмодель».</text:span></text:p>
            <text:p text:style-name="P3">Блок <text:span text:style-name="T6">векторизован</text:span> и реализует функцию управляемого ключа по алгоритму:</text:p>
            <text:p text:style-name="P6"><draw:frame draw:style-name="fr3" draw:name="Object1" text:anchor-type="as-char" svg:width="7.706cm" svg:height="1.393cm" draw:z-index="2"><draw:object xlink:href="./Object 6" xlink:type="simple" xlink:show="embed" xlink:actuate="onLoad"/><draw:image xlink:href="./ObjectReplacements/Object 6" xlink:type="simple" xlink:show="embed" xlink:actuate="onLoad"/><svg:desc>formula</svg:desc></draw:frame>,</text:p>
            <text:p text:style-name="P3">где<draw:frame draw:style-name="fr3" draw:name="Объект2" text:anchor-type="as-char" svg:width="1.388cm" svg:height="0.621cm" draw:z-index="3"><draw:object xlink:href="./Object 2" xlink:type="simple" xlink:show="embed" xlink:actuate="onLoad"/><draw:image xlink:href="./ObjectReplacements/Object 2" xlink:type="simple" xlink:show="embed" xlink:actuate="onLoad"/></draw:frame><text:span text:style-name="T3">–</text:span> вектор <text:span text:style-name="T3">управляющих</text:span> сигналов на 1-ом входе блока;<draw:frame draw:style-name="fr3" draw:name="Объект3" text:anchor-type="as-char" svg:width="1.321cm" svg:height="0.621cm" draw:z-index="4"><draw:object xlink:href="./Object 3" xlink:type="simple" xlink:show="embed" xlink:actuate="onLoad"/><draw:image xlink:href="./ObjectReplacements/Object 3" xlink:type="simple" xlink:show="embed" xlink:actuate="onLoad"/></draw:frame><text:span text:style-name="T3">–</text:span> вектор входных сигналов на 2-ом входе блока;<draw:frame draw:style-name="fr3" draw:name="Объект4" text:anchor-type="as-char" svg:width="1.087cm" svg:height="0.564cm" draw:z-index="5"><draw:object xlink:href="./Object 4" xlink:type="simple" xlink:show="embed" xlink:actuate="onLoad"/><draw:image xlink:href="./ObjectReplacements/Object 4" xlink:type="simple" xlink:show="embed" xlink:actuate="onLoad"/></draw:frame><text:span text:style-name="T3">–</text:span> вектор сигналов на выходе.</text:p>
            <text:p text:style-name="P3"><text:span text:style-name="T5">Свойство</text:span><text:span text:style-name="T4">:</text:span></text:p>
            <text:list xml:id="list2752103136117113661" text:style-name="L1">
              <text:list-item>
                <text:p text:style-name="P7">Список <text:span text:style-name="T3">сигналов</text:span> – перечень переменных, используемых в качестве вектора <draw:frame draw:style-name="fr3" draw:name="Объект5" text:anchor-type="as-char" svg:width="1.062cm" svg:height="0.564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. Список состоит из нескольких имен переменных, записываемых построчно (одна строка — одна переменная).</text:p>
              </text:list-item>
            </text:list>
            <text:p text:style-name="P5"><text:span text:style-name="T8">Примечание</text:span>: блок может быть использован для генерации кода на языке C для внешней целевой системы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пись по условию</dc:title>
    <dc:date>2014-12-01T18:48:53.97</dc:date>
    <meta:generator>OpenOffice/4.1.1$Win32 OpenOffice.org_project/411m6$Build-9775</meta:generator>
    <meta:editing-duration>PT1H1M31S</meta:editing-duration>
    <meta:editing-cycles>34</meta:editing-cycles>
    <meta:document-statistic meta:table-count="1" meta:image-count="2" meta:object-count="5" meta:page-count="1" meta:paragraph-count="14" meta:word-count="138" meta:character-count="922"/>
  </office:meta>
</office:document-meta>
</file>

<file path=Object 2/content.xml><?xml version="1.0" encoding="utf-8"?>
<math xmlns="http://www.w3.org/1998/Math/MathML">
  <semantics>
    <mrow>
      <msub>
        <mi>u</mi>
        <mi mathvariant="italic">IF</mi>
      </msub>
      <mrow>
        <mo stretchy="false">(</mo>
        <mrow>
          <mi>t</mi>
        </mrow>
        <mo stretchy="false">)</mo>
      </mrow>
    </mrow>
    <annotation encoding="StarMath 5.0">u_IF(t)</annotation>
  </semantics>
</math>
</file>

<file path=Object 3/content.xml><?xml version="1.0" encoding="utf-8"?>
<math xmlns="http://www.w3.org/1998/Math/MathML">
  <semantics>
    <mrow>
      <msub>
        <mi>u</mi>
        <mi>X</mi>
      </msub>
      <mrow>
        <mo stretchy="false">(</mo>
        <mrow>
          <mi>t</mi>
        </mrow>
        <mo stretchy="false">)</mo>
      </mrow>
    </mrow>
    <annotation encoding="StarMath 5.0">u_X(t)</annotation>
  </semantics>
</math>
</file>

<file path=Object 4/content.xml><?xml version="1.0" encoding="utf-8"?>
<math xmlns="http://www.w3.org/1998/Math/MathML">
  <semantics>
    <mrow>
      <mrow>
        <mi>y</mi>
        <mrow>
          <mo stretchy="false">(</mo>
          <mrow>
            <mi>t</mi>
          </mrow>
          <mo stretchy="false">)</mo>
        </mrow>
      </mrow>
    </mrow>
    <annotation encoding="StarMath 5.0">{ y(t) }</annotation>
  </semantics>
</math>
</file>

<file path=Object 5/content.xml><?xml version="1.0" encoding="utf-8"?>
<math xmlns="http://www.w3.org/1998/Math/MathML">
  <semantics>
    <mrow>
      <mrow>
        <mi>a</mi>
        <mrow>
          <mo stretchy="false">(</mo>
          <mrow>
            <mi>t</mi>
          </mrow>
          <mo stretchy="false">)</mo>
        </mrow>
      </mrow>
    </mrow>
    <annotation encoding="StarMath 5.0">{ a(t) }</annotation>
  </semantics>
</math>
</file>

<file path=Object 6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a</mi>
                      <mi>i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sub>
                      <mi>u</mi>
                      <mrow>
                        <mi mathvariant="italic">IF</mi>
                        <mi>,</mi>
                        <mi>i</mi>
                      </mrow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n>0,5</mn>
                    </mrow>
                    <mi>,</mi>
                  </mrow>
                </mtd>
              </mtr>
              <mtr>
                <mtd>
                  <mrow>
                    <msub>
                      <mi>u</mi>
                      <mrow>
                        <mi>X</mi>
                        <mi>,</mi>
                        <mi>i</mi>
                      </mrow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sub>
                      <mi>u</mi>
                      <mrow>
                        <mi mathvariant="italic">IF</mi>
                        <mi>,</mi>
                        <mi>i</mi>
                      </mrow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n>0,5</mn>
                    </mrow>
                    <mi>;</mi>
                  </mrow>
                </mtd>
              </mtr>
            </mtable>
          </mrow>
        </mrow>
      </mrow>
    </mrow>
    <annotation encoding="StarMath 5.0">y_i(t) = left lbrace stack{
alignl a_i(t), ~~~~ если~ u_{IF,i}(t) &lt; 0,5 , #
alignl u_{X,i}(t), ~ если~ u_{IF,i}(t) &gt;= 0,5;  }
right none
</annotation>
  </semantics>
</math>
</file>